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Nimbus Sans" fo:font-size="11pt" fo:font-weight="normal" officeooo:rsid="000200cf" officeooo:paragraph-rsid="00020a8c" style:font-size-asian="11pt" style:font-weight-asian="normal" style:font-size-complex="11pt" style:font-weight-complex="normal"/>
    </style:style>
    <style:style style:name="P2" style:family="paragraph" style:parent-style-name="Heading_20_2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2863a" style:font-name="FreeSans" fo:font-size="9.44999980926514pt" fo:letter-spacing="normal" fo:font-style="normal" fo:font-weight="normal" fo:background-color="#ffffff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FreeSans" fo:font-size="9.44999980926514pt" fo:letter-spacing="normal" fo:font-style="normal" fo:font-weight="normal" fo:background-color="#ffffff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FreeSans" fo:letter-spacing="normal" fo:background-color="#ffffff"/>
    </style:style>
    <style:style style:name="P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2863a" style:font-name="FreeSans" fo:font-size="9.44999980926514pt" fo:letter-spacing="normal" fo:font-style="normal" fo:font-weight="normal" fo:background-color="#ffffff"/>
    </style:style>
    <style:style style:name="P8" style:family="paragraph" style:parent-style-name="Standard">
      <style:paragraph-properties fo:text-align="center" style:justify-single-word="false"/>
      <style:text-properties style:font-name="FreeSans" fo:font-weight="bold" officeooo:rsid="0001de87" officeooo:paragraph-rsid="0001de8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Sans" fo:font-weight="bold" officeooo:rsid="000200cf" officeooo:paragraph-rsid="000200c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Sans" fo:font-weight="bold" officeooo:rsid="00020a8c" officeooo:paragraph-rsid="00020a8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1pt" fo:font-weight="normal" officeooo:rsid="000200cf" officeooo:paragraph-rsid="00020a8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20pt" fo:font-weight="bold" officeooo:rsid="0001de87" officeooo:paragraph-rsid="0001de87" style:font-size-asian="20pt" style:font-weight-asian="bold" style:font-size-complex="20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FreeSans" fo:font-weight="normal" officeooo:rsid="000200cf" officeooo:paragraph-rsid="000200c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Sans" fo:font-weight="normal" officeooo:rsid="000200cf" officeooo:paragraph-rsid="000200c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Nimbus Sans" fo:font-weight="bold" officeooo:rsid="00020a8c" officeooo:paragraph-rsid="00020a8c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FreeSans" fo:font-size="11pt" fo:font-weight="normal" officeooo:rsid="000200cf" officeooo:paragraph-rsid="00020a8c" style:font-size-asian="11pt" style:font-weight-asian="normal" style:font-size-complex="11pt" style:font-weight-complex="normal"/>
    </style:style>
    <style:style style:name="P1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2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3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26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27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28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29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30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FreeSans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FreeSans"/>
    </style:style>
    <style:style style:name="P34" style:family="paragraph" style:parent-style-name="Text_20_body">
      <style:paragraph-properties fo:margin-left="0cm" fo:margin-right="0cm" fo:margin-top="0cm" fo:margin-bottom="0.483cm" loext:contextual-spacing="false" fo:orphans="2" fo:widows="2" fo:text-indent="0cm" style:auto-text-indent="false"/>
    </style:style>
    <style:style style:name="P35" style:family="paragraph" style:parent-style-name="Text_20_body" style:list-style-name="L4">
      <style:paragraph-properties fo:margin-left="0cm" fo:margin-right="0cm" fo:margin-top="0cm" fo:margin-bottom="0.483cm" loext:contextual-spacing="false" fo:orphans="2" fo:widows="2" fo:text-indent="0cm" style:auto-text-indent="false"/>
    </style:style>
    <style:style style:name="P36" style:family="paragraph" style:parent-style-name="Text_20_body" style:list-style-name="L12">
      <style:paragraph-properties fo:margin-left="0cm" fo:margin-right="0cm" fo:margin-top="0cm" fo:margin-bottom="0.483cm" loext:contextual-spacing="false" fo:orphans="2" fo:widows="2" fo:text-indent="0cm" style:auto-text-indent="false"/>
    </style:style>
    <style:style style:name="P37" style:family="paragraph" style:parent-style-name="Text_20_body" style:list-style-name="L13">
      <style:paragraph-properties fo:margin-left="0cm" fo:margin-right="0cm" fo:margin-top="0cm" fo:margin-bottom="0.483cm" loext:contextual-spacing="false" fo:orphans="2" fo:widows="2" fo:text-indent="0cm" style:auto-text-indent="false"/>
    </style:style>
    <style:style style:name="P38" style:family="paragraph" style:parent-style-name="Text_20_body">
      <style:paragraph-properties fo:margin-left="0cm" fo:margin-right="0cm" fo:margin-top="0cm" fo:margin-bottom="0.483cm" loext:contextual-spacing="false" fo:orphans="2" fo:widows="2" fo:text-indent="0cm" style:auto-text-indent="false"/>
      <style:text-properties officeooo:paragraph-rsid="0002db26"/>
    </style:style>
    <style:style style:name="P39" style:family="paragraph" style:parent-style-name="Text_20_body" style:list-style-name="L11">
      <style:paragraph-properties fo:margin-left="0cm" fo:margin-right="0cm" fo:margin-top="0cm" fo:margin-bottom="0.48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0" style:family="paragraph" style:parent-style-name="Text_20_body" style:list-style-name="L14">
      <style:paragraph-properties fo:margin-left="0cm" fo:margin-right="0cm" fo:margin-top="0cm" fo:margin-bottom="0.483cm" loext:contextual-spacing="false" fo:text-align="center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02db26"/>
    </style:style>
    <style:style style:name="P41" style:family="paragraph" style:parent-style-name="Text_20_body" style:list-style-name="L14">
      <style:paragraph-properties fo:margin-left="0cm" fo:margin-right="0cm" fo:margin-top="0cm" fo:margin-bottom="0.483cm" loext:contextual-spacing="false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02db26"/>
    </style:style>
    <style:style style:name="P42" style:family="paragraph" style:parent-style-name="Text_20_body" style:list-style-name="L10">
      <style:paragraph-properties fo:margin-left="0cm" fo:margin-right="0cm" fo:margin-top="0cm" fo:margin-bottom="0.483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43" style:family="paragraph" style:parent-style-name="Text_20_body" style:list-style-name="L11">
      <style:paragraph-properties fo:margin-left="0cm" fo:margin-right="0cm" fo:margin-top="0cm" fo:margin-bottom="0.483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44" style:family="paragraph" style:parent-style-name="Text_20_body" style:list-style-name="L12">
      <style:paragraph-properties fo:margin-left="0cm" fo:margin-right="0cm" fo:margin-top="0cm" fo:margin-bottom="0.483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/>
    </style:style>
    <style:style style:name="P45" style:family="paragraph" style:parent-style-name="Text_20_body" style:list-style-name="L14">
      <style:paragraph-properties fo:margin-left="0cm" fo:margin-right="0cm" fo:margin-top="0cm" fo:margin-bottom="0.483cm" loext:contextual-spacing="false" fo:orphans="2" fo:widows="2" fo:text-indent="0cm" style:auto-text-indent="false"/>
      <style:text-properties fo:font-variant="normal" fo:text-transform="none" fo:color="#24292e" style:font-name="FreeSans" fo:font-size="12pt" fo:letter-spacing="normal" fo:font-style="normal" fo:font-weight="normal" officeooo:paragraph-rsid="0002db26"/>
    </style:style>
    <style:style style:name="T1" style:family="text">
      <style:text-properties officeooo:rsid="00020a8c"/>
    </style:style>
    <style:style style:name="T2" style:family="text">
      <style:text-properties fo:font-weight="normal"/>
    </style:style>
    <style:style style:name="T3" style:family="text">
      <style:text-properties fo:font-weight="normal" officeooo:rsid="0002db26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fo:color="#24292e" style:font-name="apple-system" fo:letter-spacing="normal" fo:font-style="normal"/>
    </style:style>
    <style:style style:name="T6" style:family="text">
      <style:text-properties fo:font-variant="normal" fo:text-transform="none" fo:color="#24292e" style:font-name="apple-system" fo:letter-spacing="normal" fo:font-style="normal" fo:font-weight="bold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24292e" style:font-name="Nimbus Sans" fo:font-size="12pt" fo:letter-spacing="normal" fo:font-style="normal" fo:font-weight="bold"/>
    </style:style>
    <style:style style:name="T10" style:family="text">
      <style:text-properties fo:font-variant="normal" fo:text-transform="none" fo:color="#24292e" style:font-name="Nimbus Sans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24292e" style:font-name="Nimbus Sans" fo:font-size="12pt" fo:letter-spacing="normal" fo:font-style="normal" fo:font-weight="normal"/>
    </style:style>
    <style:style style:name="T12" style:family="text">
      <style:text-properties fo:font-variant="normal" fo:text-transform="none" fo:color="#24292e" style:font-name="Nimbus Sans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4292e" style:font-name="FreeSans" fo:letter-spacing="normal" fo:font-style="normal"/>
    </style:style>
    <style:style style:name="T14" style:family="text">
      <style:text-properties fo:font-variant="normal" fo:text-transform="none" fo:color="#24292e" style:font-name="FreeSans" fo:letter-spacing="normal" fo:font-style="normal" fo:font-weight="bold"/>
    </style:style>
    <style:style style:name="T15" style:family="text">
      <style:text-properties fo:font-variant="normal" fo:text-transform="none" fo:color="#24292e" style:font-name="FreeSans" fo:font-size="12pt" fo:letter-spacing="normal" fo:font-style="normal" fo:font-weight="bold"/>
    </style:style>
    <style:style style:name="T16" style:family="text">
      <style:text-properties fo:font-variant="normal" fo:text-transform="none" fo:color="#24292e" style:font-name="FreeSans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fo:color="#24292e" style:font-name="FreeSans" fo:font-size="12pt" fo:letter-spacing="normal" fo:font-style="normal" fo:font-weight="normal"/>
    </style:style>
    <style:style style:name="T18" style:family="text">
      <style:text-properties fo:font-variant="normal" fo:text-transform="none" fo:color="#24292e" style:font-name="FreeSans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24292e" fo:font-size="12pt" fo:letter-spacing="normal" fo:font-style="normal" fo:font-weight="bold"/>
    </style:style>
    <style:style style:name="T20" style:family="text">
      <style:text-properties fo:font-variant="normal" fo:text-transform="none" fo:color="#24292e" fo:font-size="12pt" fo:letter-spacing="normal" fo:font-style="normal" fo:font-weight="bold" style:font-size-asian="12pt" style:font-size-complex="12pt"/>
    </style:style>
    <style:style style:name="T21" style:family="text">
      <style:text-properties fo:font-variant="normal" fo:text-transform="none" fo:color="#24292e" fo:font-size="12pt" fo:letter-spacing="normal" fo:font-style="normal" fo:font-weight="normal"/>
    </style:style>
    <style:style style:name="T22" style:family="text">
      <style:text-properties fo:font-variant="normal" fo:text-transform="none" fo:color="#24292e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24292e" fo:letter-spacing="normal" fo:font-style="normal"/>
    </style:style>
    <style:style style:name="T24" style:family="text">
      <style:text-properties fo:font-variant="normal" fo:text-transform="none" fo:color="#24292e" fo:letter-spacing="normal" fo:font-style="normal" fo:font-weight="bold"/>
    </style:style>
    <style:style style:name="T25" style:family="text">
      <style:text-properties style:font-name="Nimbus Sans"/>
    </style:style>
    <style:style style:name="T26" style:family="text">
      <style:text-properties style:font-name="Nimbus Sans" fo:font-weight="bold"/>
    </style:style>
    <style:style style:name="T27" style:family="text">
      <style:text-properties style:font-name="Nimbus Sans" fo:font-weight="normal"/>
    </style:style>
    <style:style style:name="T28" style:family="text">
      <style:text-properties style:font-name="Nimbus Sans" fo:font-weight="normal" officeooo:rsid="0002db26"/>
    </style:style>
    <style:style style:name="T29" style:family="text">
      <style:text-properties style:font-name="FreeSans"/>
    </style:style>
    <style:style style:name="T30" style:family="text">
      <style:text-properties style:font-name="FreeSans" fo:font-weight="bold"/>
    </style:style>
    <style:style style:name="T31" style:family="text">
      <style:text-properties style:font-name="FreeSans" fo:font-weight="normal"/>
    </style:style>
    <style:style style:name="T32" style:family="text">
      <style:text-properties style:font-name="FreeSans" fo:font-weight="normal" officeooo:rsid="0002db26"/>
    </style:style>
    <style:style style:name="T33" style:family="text">
      <style:text-properties fo:color="#d73a49"/>
    </style:style>
    <style:style style:name="T34" style:family="text">
      <style:text-properties fo:color="#6f42c1"/>
    </style:style>
    <style:style style:name="T35" style:family="text">
      <style:text-properties fo:color="#6f42c1" style:font-name="SFMono-Regular" fo:font-size="9.44999980926514pt" fo:font-style="normal" fo:font-weight="normal"/>
    </style:style>
    <style:style style:name="T36" style:family="text">
      <style:text-properties fo:color="#6f42c1" fo:font-size="9.44999980926514pt" fo:font-style="normal" fo:font-weight="normal"/>
    </style:style>
    <style:style style:name="T37" style:family="text">
      <style:text-properties fo:color="#005cc5"/>
    </style:style>
    <style:style style:name="T38" style:family="text">
      <style:text-properties fo:color="#032f62"/>
    </style:style>
    <style:style style:name="T39" style:family="text">
      <style:text-properties fo:color="#032f62" style:font-name="SFMono-Regular" fo:font-size="9.44999980926514pt" fo:font-style="normal" fo:font-weight="normal"/>
    </style:style>
    <style:style style:name="T40" style:family="text">
      <style:text-properties fo:color="#032f62" fo:font-size="9.44999980926514pt" fo:font-style="normal" fo:font-weight="normal"/>
    </style:style>
    <style:style style:name="T41" style:family="text">
      <style:text-properties style:font-name="SFMono-Regular" fo:font-size="9.44999980926514pt" fo:font-style="normal" fo:font-weight="normal"/>
    </style:style>
    <style:style style:name="T42" style:family="text">
      <style:text-properties fo:font-size="9.44999980926514pt" fo:font-style="normal" fo:font-weight="normal"/>
    </style:style>
    <style:style style:name="T43" style:family="text">
      <style:text-properties fo:color="#6a737d"/>
    </style:style>
    <style:style style:name="T44" style:family="text">
      <style:text-properties fo:color="#6a737d" style:font-name="SFMono-Regular" fo:font-size="9.44999980926514pt" fo:font-style="normal" fo:font-weight="normal"/>
    </style:style>
    <style:style style:name="T45" style:family="text">
      <style:text-properties fo:color="#6a737d" fo:font-size="9.44999980926514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tructure du système</text:p>
      <text:p text:style-name="P8"/>
      <text:p text:style-name="P9">Serveur:</text:p>
      <text:list xml:id="list315884552" text:style-name="L1">
        <text:list-item>
          <text:p text:style-name="P13">Apache Web Server</text:p>
        </text:list-item>
        <text:list-item>
          <text:p text:style-name="P13">PHP <text:span text:style-name="T1">+ MySQL (phpMyAdmin)</text:span></text:p>
        </text:list-item>
        <text:list-item>
          <text:p text:style-name="P13">Linux (Ubuntu)</text:p>
        </text:list-item>
      </text:list>
      <text:p text:style-name="P14"/>
      <text:p text:style-name="P14"/>
      <text:p text:style-name="P10">Listes de scripts php utilisés:</text:p>
      <text:p text:style-name="P10"><text:tab/></text:p>
      <text:p text:style-name="P15"><text:span text:style-name="Strong_20_Emphasis"><text:span text:style-name="T16">LOGIN PAGE</text:span></text:span><text:span text:style-name="T18">:</text:span></text:p>
      <text:p text:style-name="P10"><text:span text:style-name="T22"/></text:p>
      <text:list xml:id="list269829532" text:style-name="L3">
        <text:list-item>
          <text:p text:style-name="P17"><text:span text:style-name="Strong_20_Emphasis"><text:span text:style-name="T16">Nom du fichier</text:span></text:span><text:span text:style-name="T18">: login.php Wireframe page 2.</text:span></text:p>
        </text:list-item>
        <text:list-item>
          <text:p text:style-name="P17"><text:span text:style-name="Strong_20_Emphasis"><text:span text:style-name="T16">Fonctionnalité</text:span></text:span><text:span text:style-name="T18">: Page de connection à l'application permet à l'utilsateur de renseigner ces<text:line-break/>identifiants (Pseudo et mots de passe) afin de se connecter au </text:span><text:span text:style-name="Emphasis"><text:span text:style-name="T18">Dashboard</text:span></text:span><text:span text:style-name="T18">--&gt; Piggybankeirb.php<text:line-break/>et lien en bas de page vers le page </text:span><text:span text:style-name="Emphasis"><text:span text:style-name="T18">register.php</text:span></text:span><text:span text:style-name="T18">.</text:span></text:p>
        </text:list-item>
        <text:list-item>
          <text:p text:style-name="P17"><text:span text:style-name="Strong_20_Emphasis"><text:span text:style-name="T16">Methode HTTP utilisée</text:span></text:span><text:span text:style-name="T18">:</text:span></text:p>
          <text:list>
            <text:list-item>
              <text:p text:style-name="P17"><text:span text:style-name="T18">POST avec paramètres </text:span><text:span text:style-name="Emphasis"><text:span text:style-name="T18">email</text:span></text:span><text:span text:style-name="T18">, </text:span><text:span text:style-name="Emphasis"><text:span text:style-name="T18">mot de passe</text:span></text:span><text:span text:style-name="T18">.</text:span></text:p>
            </text:list-item>
          </text:list>
        </text:list-item>
        <text:list-item>
          <text:p text:style-name="P17"><text:span text:style-name="Strong_20_Emphasis"><text:span text:style-name="T16">SQL + PHP</text:span></text:span><text:span text:style-name="T18">:</text:span></text:p>
          <text:list>
            <text:list-item>
              <text:p text:style-name="P17"><text:span text:style-name="T18">SELECT : selectionner </text:span><text:span text:style-name="Emphasis"><text:span text:style-name="T18">user_id </text:span></text:span><text:span text:style-name="T18">, </text:span><text:span text:style-name="Emphasis"><text:span text:style-name="T18">paswd</text:span></text:span><text:span text:style-name="T18">, </text:span><text:span text:style-name="Emphasis"><text:span text:style-name="T18">pseudo </text:span></text:span><text:span text:style-name="T18">, de </text:span><text:span text:style-name="Emphasis"><text:span text:style-name="T18">USERS </text:span></text:span><text:span text:style-name="T18">et s'assurer que l'utilisateur existe.</text:span></text:p>
            </text:list-item>
            <text:list-item>
              <text:p text:style-name="P17"><text:span text:style-name="T18">$_SESSION: stocker les variables </text:span><text:span text:style-name="Emphasis"><text:span text:style-name="T18">id </text:span></text:span><text:span text:style-name="T18">et </text:span><text:span text:style-name="Emphasis"><text:span text:style-name="T18">pseudo </text:span></text:span><text:span text:style-name="T18">comme variables superglobales.</text:span></text:p>
            </text:list-item>
          </text:list>
        </text:list-item>
        <text:list-item>
          <text:p text:style-name="P17"><text:span text:style-name="Strong_20_Emphasis"><text:span text:style-name="T16">Gestion d'erreur de saisie </text:span></text:span><text:span text:style-name="T18">:</text:span></text:p>
          <text:list>
            <text:list-item>
              <text:p text:style-name="P17"><text:span text:style-name="T18">L'utilsateur est sensé remplir les deux champs avant de cliquer sur </text:span><text:span text:style-name="Emphasis"><text:span text:style-name="T18">Submit</text:span></text:span><text:span text:style-name="T18">, sinon une message d'erreur est affiché.</text:span></text:p>
            </text:list-item>
            <text:list-item>
              <text:p text:style-name="P17"><text:span text:style-name="T18">Si l'utilisateur entre un pseudo qui n'existe pas dans </text:span><text:span text:style-name="Emphasis"><text:span text:style-name="T18">USERS</text:span></text:span><text:span text:style-name="T18">, un message d'erreur apparaît.</text:span></text:p>
            </text:list-item>
          </text:list>
        </text:list-item>
      </text:list>
      <text:p text:style-name="P11"/>
      <text:p text:style-name="P11"/>
      <text:h text:style-name="P1" text:outline-level="2"><text:span text:style-name="Strong_20_Emphasis"><text:span text:style-name="T14">SIGN UP PAGE</text:span></text:span><text:span text:style-name="T13">:</text:span></text:h>
      <text:list xml:id="list3214424036" text:style-name="L4">
        <text:list-item>
          <text:p text:style-name="P35"><text:span text:style-name="Strong_20_Emphasis"><text:span text:style-name="T15">Nom du fichier</text:span></text:span><text:span text:style-name="T17">: register.php Wireframe page 1.</text:span></text:p>
        </text:list-item>
        <text:list-item>
          <text:p text:style-name="P35"><text:span text:style-name="Strong_20_Emphasis"><text:span text:style-name="T15">Fonctionnalité</text:span></text:span><text:span text:style-name="T17">: Page d'inscription à l'application permet à l'utilsateur de renseigner ces informations (Pseudo, mots de passe et </text:span><text:span text:style-name="Emphasis"><text:span text:style-name="T17">confirmation de mot de passe</text:span></text:span><text:span text:style-name="T17">, e-mail, date de naissance, identifiant (auto-incrémenté), prénom, nom) afin de s'inscrire. Après l'inscription l'utilisateur est redirigé vers</text:span><text:span text:style-name="Emphasis"><text:span text:style-name="T17">login.php </text:span></text:span><text:span text:style-name="T17">pour se connecter et lien en bas de page vers la page</text:span><text:span text:style-name="Emphasis"><text:span text:style-name="T17">login.php</text:span></text:span><text:span text:style-name="T17">.</text:span></text:p>
        </text:list-item>
        <text:list-item>
          <text:p text:style-name="P35"><text:span text:style-name="Strong_20_Emphasis"><text:span text:style-name="T15">Methode HTTP utilisée</text:span></text:span><text:span text:style-name="T17">:</text:span></text:p>
          <text:list>
            <text:list-item>
              <text:p text:style-name="P18"><text:span text:style-name="T17">POST avec paramètres (Pseudo, mots de passe et</text:span><text:span text:style-name="Emphasis"><text:span text:style-name="T17">confirmation de mot de passe</text:span></text:span><text:span text:style-name="T17">, e-mail, date de naissance, identifiant (auto-incrémenté), prénom, nom)</text:span></text:p>
            </text:list-item>
          </text:list>
        </text:list-item>
        <text:list-item>
          <text:p text:style-name="P35"><text:span text:style-name="Strong_20_Emphasis"><text:span text:style-name="T15">SQL + PHP</text:span></text:span><text:span text:style-name="T17">:</text:span></text:p>
          <text:list>
            <text:list-item>
              <text:p text:style-name="P18"><text:span text:style-name="T17">Require_once</text:span><text:span text:style-name="Emphasis"><text:span text:style-name="T17">config.php</text:span></text:span><text:span text:style-name="T17">.</text:span></text:p>
            </text:list-item>
            <text:list-item>
              <text:p text:style-name="P18"><text:soft-page-break/><text:span text:style-name="T17">SELECT : sélectionner</text:span><text:span text:style-name="Emphasis"><text:span text:style-name="T17">user_id </text:span></text:span><text:span text:style-name="T17">de </text:span><text:span text:style-name="Emphasis"><text:span text:style-name="T17">USERS </text:span></text:span><text:span text:style-name="T17">et s'assurer que l'utilisateur n'existe pas.</text:span></text:p>
            </text:list-item>
            <text:list-item>
              <text:p text:style-name="P18"><text:span text:style-name="T17">INSERT: insérer (pseudo, passwd,email, prenom, nom) dans </text:span><text:span text:style-name="Emphasis"><text:span text:style-name="T17">USERS</text:span></text:span><text:span text:style-name="T17">.</text:span></text:p>
            </text:list-item>
          </text:list>
        </text:list-item>
        <text:list-item>
          <text:p text:style-name="P35"><text:span text:style-name="Strong_20_Emphasis"><text:span text:style-name="T15">Gestion d'erreur de saisie</text:span></text:span><text:span text:style-name="T17">:</text:span></text:p>
          <text:list>
            <text:list-item>
              <text:p text:style-name="P26">Le mot de passe doit contenir minimum 6 caractères et doit être confirmé, sinon un message d'erreur apparaît.</text:p>
            </text:list-item>
            <text:list-item>
              <text:p text:style-name="P18"><text:span text:style-name="T17">L’utilisateur est sensé remplir tout les champs avant de cliquer sur </text:span><text:span text:style-name="Emphasis"><text:span text:style-name="T17">Submit</text:span></text:span><text:span text:style-name="T17">, sinon une message d'erreur est affiché.</text:span></text:p>
            </text:list-item>
            <text:list-item>
              <text:p text:style-name="P18"><text:span text:style-name="T17">Si l'utilisateur entre un pseudo qui existe dans </text:span><text:span text:style-name="Emphasis"><text:span text:style-name="T17">USERS</text:span></text:span><text:span text:style-name="T17">, un message d'erreur apparaît.</text:span></text:p>
            </text:list-item>
          </text:list>
        </text:list-item>
      </text:list>
      <text:p text:style-name="P11"/>
      <text:h text:style-name="P1" text:outline-level="2"><text:span text:style-name="Strong_20_Emphasis"><text:span text:style-name="T14">SCRIPT</text:span></text:span><text:span text:style-name="T13">:</text:span></text:h>
      <text:p text:style-name="P16"><text:span text:style-name="T23"/></text:p>
      <text:list xml:id="list3318226521" text:style-name="L6">
        <text:list-item>
          <text:p text:style-name="P19"><text:span text:style-name="Strong_20_Emphasis"><text:span text:style-name="T15">Nom du fichier</text:span></text:span><text:span text:style-name="T17">: addfriend.php Wireframe page 3.</text:span></text:p>
        </text:list-item>
        <text:list-item>
          <text:p text:style-name="P19"><text:span text:style-name="Strong_20_Emphasis"><text:span text:style-name="T15">Fonctionnalité</text:span></text:span><text:span text:style-name="T17">: Ajouter l'identifiant d'un ami dans la table</text:span><text:span text:style-name="Emphasis"><text:span text:style-name="T17">liste_amis</text:span></text:span><text:span text:style-name="T17">.<text:line-break/>-le script addfriend.php est appelé dans le fichier</text:span><text:span text:style-name="Emphasis"><text:span text:style-name="T17">Piggybankeirb.php</text:span></text:span><text:span text:style-name="T17">en cliquant sur le bouton</text:span><text:span text:style-name="Emphasis"><text:span text:style-name="T17">add</text:span></text:span><text:span text:style-name="T17">.</text:span></text:p>
        </text:list-item>
        <text:list-item>
          <text:p text:style-name="P19"><text:span text:style-name="Strong_20_Emphasis"><text:span text:style-name="T15">SQL + PHP</text:span></text:span><text:span text:style-name="T17">:</text:span></text:p>
          <text:list>
            <text:list-item>
              <text:p text:style-name="P19"><text:span text:style-name="T17">Require_once </text:span><text:span text:style-name="Emphasis"><text:span text:style-name="T17">config.php</text:span></text:span><text:span text:style-name="T17">.</text:span></text:p>
            </text:list-item>
            <text:list-item>
              <text:p text:style-name="P19"><text:span text:style-name="T17">SELECT : sélectionner</text:span><text:span text:style-name="Emphasis"><text:span text:style-name="T17">user_id</text:span></text:span><text:span text:style-name="T17">de</text:span><text:span text:style-name="Emphasis"><text:span text:style-name="T17">USERS</text:span></text:span><text:span text:style-name="T17">et s'assurer que l'utilisateur existe et unique.</text:span></text:p>
            </text:list-item>
            <text:list-item>
              <text:p text:style-name="P19"><text:span text:style-name="T17">INSERT: insérer (users_id, id) dans</text:span><text:span text:style-name="Emphasis"><text:span text:style-name="T17">liste_amis</text:span></text:span><text:span text:style-name="T17">.<text:line-break/>-Notifier l'utilisateur que l'ami a été ajouté avec succés à l'aide de la fonction Alert().</text:span></text:p>
            </text:list-item>
          </text:list>
        </text:list-item>
        <text:list-item>
          <text:p text:style-name="P19"><text:span text:style-name="Strong_20_Emphasis"><text:span text:style-name="T15">Gestion d'erreur de saisie</text:span></text:span><text:span text:style-name="T17">:</text:span></text:p>
          <text:list>
            <text:list-item>
              <text:p text:style-name="P27">Si l’utilisateur entre un pseudo qui n'existe pas dans la base de donnée, un message d'erreur apparaît.</text:p>
            </text:list-item>
          </text:list>
        </text:list-item>
      </text:list>
      <text:p text:style-name="P11"/>
      <text:h text:style-name="P1" text:outline-level="2"><text:span text:style-name="Strong_20_Emphasis"><text:span text:style-name="T14">SCRIPT</text:span></text:span><text:span text:style-name="T13">:</text:span></text:h>
      <text:list xml:id="list1300898583" text:style-name="L7">
        <text:list-item>
          <text:p text:style-name="P20"><text:span text:style-name="Strong_20_Emphasis"><text:span text:style-name="T15">Nom du fichier</text:span></text:span><text:span text:style-name="T17">:</text:span><text:span text:style-name="Emphasis"><text:span text:style-name="T17">config.php</text:span></text:span><text:span text:style-name="T17">, no wireframe.</text:span></text:p>
        </text:list-item>
        <text:list-item>
          <text:p text:style-name="P20"><text:span text:style-name="Strong_20_Emphasis"><text:span text:style-name="T15">Fonctionnalité</text:span></text:span><text:span text:style-name="T17">: regroupe des définitions de variables globales et de fonctions globales, notamment permettant la connexion à la base de donnée et comporte la fonction alert() qui notifie l'utilisateur d'une éventuelle erreur lors du débogage.</text:span></text:p>
        </text:list-item>
      </text:list>
      <text:p text:style-name="P32"><text:span text:style-name="T21"/></text:p>
      <text:h text:style-name="P2" text:outline-level="2"><text:span text:style-name="Strong_20_Emphasis"><text:span text:style-name="T15">SCRIPT</text:span></text:span><text:span text:style-name="T17">:</text:span></text:h>
      <text:list xml:id="list2700499207" text:style-name="L8">
        <text:list-item>
          <text:p text:style-name="P21"><text:span text:style-name="Strong_20_Emphasis"><text:span text:style-name="T15">Nom du fichier</text:span></text:span><text:span text:style-name="T17">: logout.php Wireframe page 3.</text:span></text:p>
        </text:list-item>
        <text:list-item>
          <text:p text:style-name="P21"><text:span text:style-name="Strong_20_Emphasis"><text:span text:style-name="T15">Fonctionnalité</text:span></text:span><text:span text:style-name="T17">: Ce script comporte la fonction logmeout(...). En cliquant sur le bouton</text:span><text:span text:style-name="Emphasis"><text:span text:style-name="T17">Log Out</text:span></text:span><text:span text:style-name="T17">, elle permet de détruire la session active de l'utilisateur, supprimer ses variables de session et le redirigé vers</text:span><text:span text:style-name="Emphasis"><text:span text:style-name="T17">register.php</text:span></text:span></text:p>
        </text:list-item>
        <text:list-item>
          <text:p text:style-name="P21"><text:span text:style-name="Strong_20_Emphasis"><text:span text:style-name="T15">PHP</text:span></text:span><text:span text:style-name="T17">:</text:span></text:p>
          <text:list>
            <text:list-item>
              <text:p text:style-name="P21"><text:span text:style-name="T17">Require_once</text:span><text:span text:style-name="Emphasis"><text:span text:style-name="T17">config.php</text:span></text:span></text:p>
            </text:list-item>
            <text:list-item>
              <text:p text:style-name="P28">session_destroy() et session_unset();</text:p>
            </text:list-item>
          </text:list>
        </text:list-item>
      </text:list>
      <text:p text:style-name="P25"/>
      <text:h text:style-name="P3" text:outline-level="2"><text:soft-page-break/><text:span text:style-name="Strong_20_Emphasis"><text:span text:style-name="T30">SCRIPT</text:span></text:span><text:span text:style-name="T29">:</text:span></text:h>
      <text:list xml:id="list346815045" text:style-name="L9">
        <text:list-item>
          <text:p text:style-name="P22"><text:span text:style-name="Strong_20_Emphasis"><text:span text:style-name="T15">Fonctionnalité</text:span></text:span><text:span text:style-name="T17">: cette fonction locale au fichier</text:span><text:span text:style-name="Emphasis"><text:span text:style-name="T17">Piggybankeirb.php</text:span></text:span><text:span text:style-name="T17">permet de réinitialiser le formulaire sur le wireframe 3 , elle est appelée en cliquant sur le bouton</text:span><text:span text:style-name="Emphasis"><text:span text:style-name="T17">CANCEL</text:span></text:span><text:span text:style-name="T17">Piggybankeirb.php.</text:span></text:p>
        </text:list-item>
        <text:list-item>
          <text:p text:style-name="P22"><text:span text:style-name="Strong_20_Emphasis"><text:span text:style-name="T15">PHP</text:span></text:span><text:span text:style-name="T17">:</text:span></text:p>
          <text:list>
            <text:list-item>
              <text:p text:style-name="P29">l'utilisation de cette fonction se fait en cliquant sur le bouton Cancel ou en se déconnectant.</text:p>
            </text:list-item>
          </text:list>
        </text:list-item>
      </text:list>
      <text:p text:style-name="P25"/>
      <text:h text:style-name="P3" text:outline-level="2"><text:span text:style-name="Strong_20_Emphasis"><text:span text:style-name="T30">SCRIPT</text:span></text:span></text:h>
      <text:p text:style-name="P38"><text:span text:style-name="Strong_20_Emphasis"><text:span text:style-name="T15"><text:tab/>Fonctionnalité</text:span></text:span><text:span text:style-name="T17">: </text:span></text:p>
      <text:p text:style-name="P38"><text:span text:style-name="T17"><text:tab/>Ce bout de code intégré dans la page</text:span><text:span text:style-name="Emphasis"><text:span text:style-name="T17">Piggybankeirb.php</text:span></text:span><text:span text:style-name="T17">permet de déconnecter <text:tab/>l'utilisateur après une heure d'inactivité.</text:span></text:p>
      <text:p text:style-name="P34"><text:span text:style-name="Strong_20_Emphasis"><text:span text:style-name="T15">PHP</text:span></text:span><text:span text:style-name="T17">:</text:span></text:p>
      <text:list xml:id="list1513674370" text:style-name="L10">
        <text:list-item>
          <text:p text:style-name="P42">alert() est définie dans config.php</text:p>
        </text:list-item>
      </text:list>
      <text:p text:style-name="P4">&lt;?php</text:p>
      <text:p text:style-name="P5"><text:span text:style-name="T33">if</text:span> (<text:span text:style-name="T34">isset</text:span>(<text:span text:style-name="T37">$_SESSION</text:span>[<text:span text:style-name="T38">'LAST_ACTIVITY'</text:span>]) &amp;&amp; (<text:span text:style-name="T34">time</text:span>() - <text:span text:style-name="T37">$_SESSION</text:span>[<text:span text:style-name="T38">'LAST_ACTIVITY'</text:span>] &gt; <text:span text:style-name="T37">3600</text:span>)) {</text:p>
      <text:p text:style-name="P6"><text:s text:c="3"/><text:span text:style-name="T45">//destroys the session after one hour</text:span></text:p>
      <text:p text:style-name="P6"><text:s text:c="4"/><text:span text:style-name="T36">session_unset</text:span><text:span text:style-name="T42">(); <text:s text:c="3"/></text:span></text:p>
      <text:p text:style-name="P6"><text:s text:c="4"/><text:span text:style-name="T36">session_destroy</text:span><text:span text:style-name="T42">();</text:span></text:p>
      <text:p text:style-name="P6"><text:s text:c="4"/><text:span text:style-name="T36">alert</text:span><text:span text:style-name="T42">(</text:span><text:span text:style-name="T40">"You have been logged out due to one hour of inactivity"</text:span><text:span text:style-name="T42">);</text:span></text:p>
      <text:p text:style-name="P5">}</text:p>
      <text:p text:style-name="P5"><text:span text:style-name="T37">$_SESSION</text:span>[<text:span text:style-name="T38">'LAST_ACTIVITY'</text:span>] = <text:span text:style-name="T34">time</text:span>(); <text:span text:style-name="T43">// update last activity time</text:span></text:p>
      <text:p text:style-name="P7">?&gt;</text:p>
      <text:p text:style-name="P25"/>
      <text:p text:style-name="P24"><text:span text:style-name="Strong_20_Emphasis"><text:span text:style-name="T30">SCRIPT</text:span></text:span></text:p>
      <text:p text:style-name="P24"><text:span text:style-name="Strong_20_Emphasis"><text:span text:style-name="T30"/></text:span></text:p>
      <text:list xml:id="list783222301" text:style-name="L11">
        <text:list-item>
          <text:p text:style-name="P43">Nom du Fichier : showfriend.php</text:p>
        </text:list-item>
        <text:list-item>
          <text:p text:style-name="P43">Fonctionnalité : Permet d'afficher la liste des amis de l'utilisateur.</text:p>
        </text:list-item>
        <text:list-item>
          <text:p text:style-name="P39"><text:span text:style-name="T29">Création de la fonction :</text:span><text:span text:style-name="Strong_20_Emphasis"><text:span text:style-name="T30">show friends($id)</text:span></text:span><text:span text:style-name="T29">qui renvoie les pseudos des amis de l'utilisateur identifié par son id.</text:span></text:p>
        </text:list-item>
      </text:list>
      <text:list xml:id="list2876812226" text:style-name="L12">
        <text:list-item>
          <text:p text:style-name="P36"><text:span text:style-name="T17">Fonction finalisée : il reste à l'intégrer dans le script Piggybankerib.php pour afficher les pseudos des amis de l'utilisateur dans l'onglet</text:span><text:span text:style-name="Strong_20_Emphasis"><text:span text:style-name="T15">My Friends</text:span></text:span></text:p>
        </text:list-item>
        <text:list-item>
          <text:p text:style-name="P44">De plus après réussite de l'affichage dans Piggybankeirb.php il restera à finaliser la fonction showfriends() pour pouvoir afficher d'autres informations des amis de l'utilisateur (transaction, solde, etc...)</text:p>
        </text:list-item>
      </text:list>
      <text:list xml:id="list154716378679227" text:continue-list="list783222301" text:style-name="L11">
        <text:list-header>
          <text:p text:style-name="P39"><text:span text:style-name="T29">Création de la fonction :</text:span><text:span text:style-name="Strong_20_Emphasis"><text:span text:style-name="T30">solde($id)</text:span></text:span><text:span text:style-name="T29">qui renvoie la liste des soldes avec ses amis de l'utilisateur identifié par son id.</text:span></text:p>
        </text:list-header>
      </text:list>
      <text:list xml:id="list2261673568" text:style-name="L13">
        <text:list-item>
          <text:p text:style-name="P37"><text:span text:style-name="T17">De plus la fonction showfriends($id) a été scindée en 3 fonctions : l'une affichant le pseudo :</text:span><text:span text:style-name="Strong_20_Emphasis"><text:span text:style-name="T15">showfriendspseudo($id)</text:span></text:span><text:span text:style-name="T17">, l'autre le prénom :</text:span><text:span text:style-name="Strong_20_Emphasis"><text:span text:style-name="T15">showfriendsprenom($id)</text:span></text:span><text:span text:style-name="T17">et </text:span><text:soft-page-break/><text:span text:style-name="T17">la dernière le nom des amis de l'utilisateur :</text:span><text:span text:style-name="Strong_20_Emphasis"><text:span text:style-name="T15">showfriendsnom($id)</text:span></text:span><text:span text:style-name="T17">. L'utilisateur étant identifié par son $id.</text:span></text:p>
        </text:list-item>
        <text:list-item>
          <text:p text:style-name="P37"><text:span text:style-name="T17">Toutes ces fonctions ont été intégrées dans le dashboard dans l'onglets</text:span><text:span text:style-name="Strong_20_Emphasis"><text:span text:style-name="T15">My Friends</text:span></text:span></text:p>
        </text:list-item>
      </text:list>
      <text:list xml:id="list154715733015112" text:continue-list="list154716378679227" text:style-name="L11">
        <text:list-item>
          <text:p text:style-name="P39"><text:span text:style-name="T29">Modification de la fonction</text:span><text:span text:style-name="Strong_20_Emphasis"><text:span text:style-name="T30">solde($id)</text:span></text:span><text:span text:style-name="T29">pour que le solde affiché prenne aussi en compte les dettes que les amis doivent à l'utilisateur identifié par son id.</text:span></text:p>
        </text:list-item>
      </text:list>
      <text:list xml:id="list2840064119" text:style-name="L14">
        <text:list-item>
          <text:p text:style-name="P45">Pour l'instant la fonction gère toutes les transactions et ne tiens pas compte du statut des transactions (0 ouvertes / 1 fermées)</text:p>
          <text:p text:style-name="P40"><text:span text:style-name="Strong_20_Emphasis"><text:span text:style-name="T30">SCRIPT</text:span></text:span></text:p>
        </text:list-item>
      </text:list>
      <text:list xml:id="list2131404617" text:style-name="L15">
        <text:list-item>
          <text:p text:style-name="P23"><text:span text:style-name="Strong_20_Emphasis"><text:span text:style-name="T15">Nom du fichier</text:span></text:span><text:span text:style-name="T17">: individual_transaction.php wireframe 3.</text:span></text:p>
        </text:list-item>
        <text:list-item>
          <text:p text:style-name="P23"><text:span text:style-name="Strong_20_Emphasis"><text:span text:style-name="T15">Fonctionnalité</text:span></text:span><text:span text:style-name="T17">: ce script permet de faire des transactions dite simple entre utilisateurs (non pas des groupes), nécessitant:</text:span></text:p>
          <text:list>
            <text:list-item>
              <text:p text:style-name="P30">un message explicatif.<text:line-break/>◦ Utilisateur source<text:line-break/>◦ Utilisateur cible<text:line-break/>◦ Montant &gt; 0 en euros<text:line-break/>◦ Date de création<text:line-break/>◦ Statut<text:line-break/> Ouvert<text:line-break/>Remboursée<text:line-break/>Annulée<text:line-break/>◦ Date de fermeture<text:line-break/>◦ Message de fermeture</text:p>
            </text:list-item>
          </text:list>
        </text:list-item>
      </text:list>
      <text:list xml:id="list154717355471547" text:continue-list="list2840064119" text:style-name="L14">
        <text:list-header>
          <text:p text:style-name="P40"><text:span text:style-name="Strong_20_Emphasis"><text:span text:style-name="T30">SCRIPT</text:span></text:span></text:p>
          <text:p text:style-name="P41"><text:span text:style-name="Strong_20_Emphasis"><text:span text:style-name="T31">Création d'une fonction php permettant d'afficher le solde de l'utilisateur :</text:span></text:span><text:span text:style-name="Strong_20_Emphasis"><text:span text:style-name="T30">balance(id)</text:span></text:span><text:span text:style-name="Strong_20_Emphasis"><text:span text:style-name="T31">dans le fichier balance.ph</text:span></text:span><text:span text:style-name="Strong_20_Emphasis"><text:span text:style-name="T32">p</text:span></text:span></text:p>
        </text:list-header>
      </text:list>
      <text:p text:style-name="P31"><text:tab/>Intégration de cette fonctionnalité dans Piggybankeirb.php</text:p>
      <text:list xml:id="list154716667809187" text:continue-numbering="true" text:style-name="L14">
        <text:list-header>
          <text:p text:style-name="P41"><text:span text:style-name="Strong_20_Emphasis"><text:span text:style-name="T30"/></text:span></text:p>
        </text:list-header>
      </text:list>
      <text:p text:style-name="P31"/>
      <text:p text:style-name="P33"><text:span text:style-name="T21"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14:51:45.624767140</meta:creation-date>
    <dc:date>2020-05-29T15:47:12.248213282</dc:date>
    <meta:editing-duration>PT12M15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4" meta:paragraph-count="86" meta:word-count="901" meta:character-count="5971" meta:non-whitespace-character-count="5190"/>
  </office:meta>
</office:document-meta>
</file>